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6pt"/>
    </style:style>
    <style:style style:name="co2" style:family="table-column">
      <style:table-column-properties fo:break-before="auto" style:column-width="131.19pt"/>
    </style:style>
    <style:style style:name="co3" style:family="table-column">
      <style:table-column-properties fo:break-before="auto" style:column-width="159.76pt"/>
    </style:style>
    <style:style style:name="co4" style:family="table-column">
      <style:table-column-properties fo:break-before="auto" style:column-width="118.09pt"/>
    </style:style>
    <style:style style:name="co5" style:family="table-column">
      <style:table-column-properties fo:break-before="auto" style:column-width="119.65pt"/>
    </style:style>
    <style:style style:name="co6" style:family="table-column">
      <style:table-column-properties fo:break-before="auto" style:column-width="36.5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808080" fo:font-style="italic" style:font-style-asian="italic" style:font-style-complex="italic"/>
    </style:style>
    <style:style style:name="ce8" style:family="table-cell" style:parent-style-name="Default">
      <style:text-properties fo:color="#808080" fo:font-style="italic" style:font-style-asian="italic" style:font-style-complex="italic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ff00"/>
      <style:text-properties fo:color="#808080" fo:font-style="italic" style:font-style-asian="italic" style:font-style-complex="italic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808080" fo:font-style="italic" style:font-style-asian="italic" style:font-style-complex="itali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 fo:font-style="italic" style:font-style-asian="italic" style:font-style-complex="italic"/>
    </style:style>
    <style:style style:name="ce16" style:family="table-cell" style:parent-style-name="Default" style:data-style-name="N11">
      <style:table-cell-properties fo:background-color="#ffff00"/>
    </style:style>
    <style:style style:name="ce17" style:family="table-cell" style:parent-style-name="Default" style:data-style-name="N11">
      <style:table-cell-properties fo:background-color="#ffff00"/>
      <style:text-properties fo:color="#808080" fo:font-style="italic" style:font-style-asian="italic" style:font-style-complex="italic"/>
    </style:style>
    <style:style style:name="ce18" style:family="table-cell" style:parent-style-name="Default" style:data-style-name="N11">
      <style:text-properties fo:color="#808080" fo:font-style="italic" style:font-style-asian="italic" style:font-style-complex="italic"/>
    </style:style>
    <style:style style:name="ce19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20" style:family="table-cell" style:parent-style-name="Default" style:data-style-name="N123"/>
    <style:style style:name="ce21" style:family="table-cell" style:parent-style-name="Default" style:data-style-name="N123">
      <style:table-cell-properties fo:border-bottom="0.74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901.56pt" svg:height="326.04pt" svg:x="1010.55pt" svg:y="362.89pt">
            <loext:p draw:notify-on-update-of-ranges="Sheet1.K38:Sheet1.K47 Sheet1.K51:Sheet1.K60 Sheet1.K62:Sheet1.K7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2" table:default-cell-style-name="Default"/>
        <table:table-column table:style-name="co6" table:default-cell-style-name="ce1"/>
        <table:table-column table:style-name="co7" table:number-columns-repeated="5" table:default-cell-style-name="Default"/>
        <table:table-column table:style-name="co8" table:default-cell-style-name="Default"/>
        <table:table-row table:style-name="ro1">
          <table:table-cell/>
          <table:table-cell table:style-name="ce3" office:value-type="string" calcext:value-type="string">
            <text:p>train data – nwire</text:p>
          </table:table-cell>
          <table:table-cell table:style-name="ce3" office:value-type="string" calcext:value-type="string">
            <text:p>train data – twitter</text:p>
          </table:table-cell>
          <table:table-cell table:style-name="ce3" office:value-type="string" calcext:value-type="string">
            <text:p>representation</text:p>
          </table:table-cell>
          <table:table-cell table:style-name="ce3" office:value-type="string" calcext:value-type="string">
            <text:p>classifier</text:p>
          </table:table-cell>
          <table:table-cell table:style-name="ce3" office:value-type="string" calcext:value-type="string">
            <text:p>params</text:p>
          </table:table-cell>
          <table:table-cell table:style-name="ce3" office:value-type="string" calcext:value-type="string">
            <text:p>built?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10" table:number-rows-spanned="1">
            <text:p>(a) which train data balance?</text:p>
          </table:table-cell>
          <table:covered-table-cell table:number-columns-repeated="9"/>
          <table:table-cell/>
          <table:table-cell office:value-type="string" calcext:value-type="string">
            <text:p>conlleval.pl for a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5577" calcext:value-type="percentage">
            <text:p>55.77%</text:p>
          </table:table-cell>
          <table:table-cell table:style-name="ce5" office:value-type="percentage" office:value="0.5839" calcext:value-type="percentage">
            <text:p>58.39%</text:p>
          </table:table-cell>
          <table:table-cell table:style-name="ce5" table:formula="of:=2*(([.I3]*[.H3])/([.I3]+[.H3]))" office:value-type="percentage" office:value="0.570499351786966" calcext:value-type="percentage">
            <text:p>57.05%</text:p>
          </table:table-cell>
          <table:table-cell table:style-name="ce5" table:formula="of:=3*(([.H3]*[.I3])/(2*[.H3]+[.I3]))" office:value-type="percentage" office:value="0.574897363620314" calcext:value-type="percentage">
            <text:p>57.49%</text:p>
          </table:table-cell>
          <table:table-cell/>
          <table:table-cell office:value-type="string" calcext:value-type="string">
            <text:p>-i 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 (66k toks)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677" calcext:value-type="percentage">
            <text:p>66.77%</text:p>
          </table:table-cell>
          <table:table-cell table:style-name="ce5" office:value-type="percentage" office:value="0.2416" calcext:value-type="percentage">
            <text:p>24.16%</text:p>
          </table:table-cell>
          <table:table-cell table:style-name="ce5" table:formula="of:=2*(([.I4]*[.H4])/([.I4]+[.H4]))" office:value-type="percentage" office:value="0.354814296711756" calcext:value-type="percentage">
            <text:p>35.48%</text:p>
          </table:table-cell>
          <table:table-cell table:style-name="ce5" table:formula="of:=3*(([.H4]*[.I4])/(2*[.H4]+[.I4]))" office:value-type="percentage" office:value="0.306879492707673" calcext:value-type="percentage">
            <text:p>30.69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019" calcext:value-type="percentage">
            <text:p>60.19%</text:p>
          </table:table-cell>
          <table:table-cell table:style-name="ce5" office:value-type="percentage" office:value="0.4362" calcext:value-type="percentage">
            <text:p>43.62%</text:p>
          </table:table-cell>
          <table:table-cell table:style-name="ce5" table:formula="of:=2*(([.I5]*[.H5])/([.I5]+[.H5]))" office:value-type="percentage" office:value="0.505825604469704" calcext:value-type="percentage">
            <text:p>50.58%</text:p>
          </table:table-cell>
          <table:table-cell table:style-name="ce5" table:formula="of:=3*(([.H5]*[.I5])/(2*[.H5]+[.I5]))" office:value-type="percentage" office:value="0.480272158536585" calcext:value-type="percentage">
            <text:p>48.03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5614" calcext:value-type="percentage">
            <text:p>56.14%</text:p>
          </table:table-cell>
          <table:table-cell table:style-name="ce5" office:value-type="percentage" office:value="0.6443" calcext:value-type="percentage">
            <text:p>64.43%</text:p>
          </table:table-cell>
          <table:table-cell table:style-name="ce5" table:formula="of:=2*(([.I6]*[.H6])/([.I6]+[.H6]))" office:value-type="percentage" office:value="0.600000033175749" calcext:value-type="percentage">
            <text:p>60.00%</text:p>
          </table:table-cell>
          <table:table-cell table:style-name="ce5" table:formula="of:=3*(([.H6]*[.I6])/(2*[.H6]+[.I6]))" office:value-type="percentage" office:value="0.614073940354253" calcext:value-type="percentage">
            <text:p>61.41%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(b) which brown cluster genre?</text:p>
          </table:table-cell>
          <table:covered-table-cell table:number-columns-repeated="4" table:style-name="ce11"/>
          <table:covered-table-cell table:style-name="ce13"/>
          <table:covered-table-cell table:number-columns-repeated="3" table:style-name="ce16"/>
          <table:covered-table-cell table:style-name="ce5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rcv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302" calcext:value-type="percentage">
            <text:p>73.02%</text:p>
          </table:table-cell>
          <table:table-cell table:style-name="ce5" office:value-type="percentage" office:value="0.3087" calcext:value-type="percentage">
            <text:p>30.87%</text:p>
          </table:table-cell>
          <table:table-cell table:style-name="ce5" table:formula="of:=2*(([.I8]*[.H8])/([.I8]+[.H8]))" office:value-type="percentage" office:value="0.433945018769853" calcext:value-type="percentage">
            <text:p>43.39%</text:p>
          </table:table-cell>
          <table:table-cell table:style-name="ce5" table:formula="of:=3*(([.H8]*[.I8])/(2*[.H8]+[.I8]))" office:value-type="percentage" office:value="0.382249855858911" calcext:value-type="percentage">
            <text:p>38.22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rcv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667" calcext:value-type="percentage">
            <text:p>66.67%</text:p>
          </table:table-cell>
          <table:table-cell table:style-name="ce5" office:value-type="percentage" office:value="0.4296" calcext:value-type="percentage">
            <text:p>42.96%</text:p>
          </table:table-cell>
          <table:table-cell table:style-name="ce5" table:formula="of:=2*(([.I9]*[.H9])/([.I9]+[.H9]))" office:value-type="percentage" office:value="0.522510845571468" calcext:value-type="percentage">
            <text:p>52.25%</text:p>
          </table:table-cell>
          <table:table-cell table:style-name="ce5" table:formula="of:=3*(([.H9]*[.I9])/(2*[.H9]+[.I9]))" office:value-type="percentage" office:value="0.487375473624504" calcext:value-type="percentage">
            <text:p>48.74%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rcv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357" calcext:value-type="percentage">
            <text:p>63.57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10]*[.H10])/([.I10]+[.H10]))" office:value-type="percentage" office:value="0.61590204379562" calcext:value-type="percentage">
            <text:p>61.59%</text:p>
          </table:table-cell>
          <table:table-cell table:style-name="ce5" table:formula="of:=3*(([.H10]*[.I10])/(2*[.H10]+[.I10]))" office:value-type="percentage" office:value="0.609573944453363" calcext:value-type="percentage">
            <text:p>60.96%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gha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37" calcext:value-type="percentage">
            <text:p>70.37%</text:p>
          </table:table-cell>
          <table:table-cell table:style-name="ce5" office:value-type="percentage" office:value="0.3826" calcext:value-type="percentage">
            <text:p>38.26%</text:p>
          </table:table-cell>
          <table:table-cell table:style-name="ce5" table:formula="of:=2*(([.I11]*[.H11])/([.I11]+[.H11]))" office:value-type="percentage" office:value="0.495692939335359" calcext:value-type="percentage">
            <text:p>49.57%</text:p>
          </table:table-cell>
          <table:table-cell table:style-name="ce5" table:formula="of:=3*(([.H11]*[.I11])/(2*[.H11]+[.I11]))" office:value-type="percentage" office:value="0.451232882681564" calcext:value-type="percentage">
            <text:p>45.12%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gha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61" calcext:value-type="percentage">
            <text:p>66.10%</text:p>
          </table:table-cell>
          <table:table-cell table:style-name="ce5" office:value-type="percentage" office:value="0.5235" calcext:value-type="percentage">
            <text:p>52.35%</text:p>
          </table:table-cell>
          <table:table-cell table:style-name="ce5" table:formula="of:=2*(([.I12]*[.H12])/([.I12]+[.H12]))" office:value-type="percentage" office:value="0.584269311945969" calcext:value-type="percentage">
            <text:p>58.43%</text:p>
          </table:table-cell>
          <table:table-cell table:style-name="ce5" table:formula="of:=3*(([.H12]*[.I12])/(2*[.H12]+[.I12]))" office:value-type="percentage" office:value="0.562503657545381" calcext:value-type="percentage">
            <text:p>56.25%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gha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75" calcext:value-type="percentage">
            <text:p>62.75%</text:p>
          </table:table-cell>
          <table:table-cell table:style-name="ce5" office:value-type="percentage" office:value="0.6443" calcext:value-type="percentage">
            <text:p>64.43%</text:p>
          </table:table-cell>
          <table:table-cell table:style-name="ce5" table:formula="of:=2*(([.I13]*[.H13])/([.I13]+[.H13]))" office:value-type="percentage" office:value="0.6357890391571" calcext:value-type="percentage">
            <text:p>63.58%</text:p>
          </table:table-cell>
          <table:table-cell table:style-name="ce5" table:formula="of:=3*(([.H13]*[.I13])/(2*[.H13]+[.I13]))" office:value-type="percentage" office:value="0.638600931922287" calcext:value-type="percentage">
            <text:p>63.86%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528" calcext:value-type="percentage">
            <text:p>65.28%</text:p>
          </table:table-cell>
          <table:table-cell table:style-name="ce5" office:value-type="percentage" office:value="0.3154" calcext:value-type="percentage">
            <text:p>31.54%</text:p>
          </table:table-cell>
          <table:table-cell table:style-name="ce5" table:formula="of:=2*(([.I14]*[.H14])/([.I14]+[.H14]))" office:value-type="percentage" office:value="0.42531113406321" calcext:value-type="percentage">
            <text:p>42.53%</text:p>
          </table:table-cell>
          <table:table-cell table:style-name="ce5" table:formula="of:=3*(([.H14]*[.I14])/(2*[.H14]+[.I14]))" office:value-type="percentage" office:value="0.381048340530537" calcext:value-type="percentage">
            <text:p>38.10%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869" calcext:value-type="percentage">
            <text:p>68.69%</text:p>
          </table:table-cell>
          <table:table-cell table:style-name="ce5" office:value-type="percentage" office:value="0.4564" calcext:value-type="percentage">
            <text:p>45.64%</text:p>
          </table:table-cell>
          <table:table-cell table:style-name="ce5" table:formula="of:=2*(([.I15]*[.H15])/([.I15]+[.H15]))" office:value-type="percentage" office:value="0.548414519373743" calcext:value-type="percentage">
            <text:p>54.84%</text:p>
          </table:table-cell>
          <table:table-cell table:style-name="ce5" table:formula="of:=3*(([.H15]*[.I15])/(2*[.H15]+[.I15]))" office:value-type="percentage" office:value="0.513880166102065" calcext:value-type="percentage">
            <text:p>51.39%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842" calcext:value-type="percentage">
            <text:p>68.42%</text:p>
          </table:table-cell>
          <table:table-cell table:style-name="ce5" office:value-type="percentage" office:value="0.6107" calcext:value-type="percentage">
            <text:p>61.07%</text:p>
          </table:table-cell>
          <table:table-cell table:style-name="ce5" table:formula="of:=2*(([.I16]*[.H16])/([.I16]+[.H16]))" office:value-type="percentage" office:value="0.645364028110279" calcext:value-type="percentage">
            <text:p>64.54%</text:p>
          </table:table-cell>
          <table:table-cell table:style-name="ce5" table:formula="of:=3*(([.H16]*[.I16])/(2*[.H16]+[.I16]))" office:value-type="percentage" office:value="0.633380233439442" calcext:value-type="percentage">
            <text:p>63.34%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reddit 64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634" calcext:value-type="percentage">
            <text:p>76.34%</text:p>
          </table:table-cell>
          <table:table-cell table:style-name="ce5" office:value-type="percentage" office:value="0.4765" calcext:value-type="percentage">
            <text:p>47.65%</text:p>
          </table:table-cell>
          <table:table-cell table:style-name="ce5" table:formula="of:=2*(([.I17]*[.H17])/([.I17]+[.H17]))" office:value-type="percentage" office:value="0.586757157835309" calcext:value-type="percentage">
            <text:p>58.68%</text:p>
          </table:table-cell>
          <table:table-cell table:style-name="ce5" table:formula="of:=3*(([.H17]*[.I17])/(2*[.H17]+[.I17]))" office:value-type="percentage" office:value="0.544741326810762" calcext:value-type="percentage">
            <text:p>54.47%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reddit 64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08" calcext:value-type="percentage">
            <text:p>70.08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18]*[.H18])/([.I18]+[.H18]))" office:value-type="percentage" office:value="0.644923873353363" calcext:value-type="percentage">
            <text:p>64.49%</text:p>
          </table:table-cell>
          <table:table-cell table:style-name="ce5" table:formula="of:=3*(([.H18]*[.I18])/(2*[.H18]+[.I18]))" office:value-type="percentage" office:value="0.628227285006754" calcext:value-type="percentage">
            <text:p>62.82%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reddit 64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632" calcext:value-type="percentage">
            <text:p>66.32%</text:p>
          </table:table-cell>
          <table:table-cell table:style-name="ce5" office:value-type="percentage" office:value="0.6711" calcext:value-type="percentage">
            <text:p>67.11%</text:p>
          </table:table-cell>
          <table:table-cell table:style-name="ce5" table:formula="of:=2*(([.I19]*[.H19])/([.I19]+[.H19]))" office:value-type="percentage" office:value="0.667126613205426" calcext:value-type="percentage">
            <text:p>66.71%</text:p>
          </table:table-cell>
          <table:table-cell table:style-name="ce5" table:formula="of:=3*(([.H19]*[.I19])/(2*[.H19]+[.I19]))" office:value-type="percentage" office:value="0.668445837296621" calcext:value-type="percentage">
            <text:p>66.84%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sequence vs. svm</text:p>
          </table:table-cell>
          <table:covered-table-cell table:number-columns-repeated="4" table:style-name="ce12"/>
          <table:covered-table-cell table:style-name="ce14"/>
          <table:covered-table-cell table:number-columns-repeated="3" table:style-name="ce17"/>
          <table:covered-table-cell table:style-name="ce18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b best combo</text:p>
          </table:table-cell>
          <table:table-cell table:style-name="ce8" office:value-type="string" calcext:value-type="string">
            <text:p>crf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21]*[.H21])/([.I21]+[.H21]))" office:value-type="string" office:string-value="" calcext:value-type="error">
            <text:p>#DIV/0!</text:p>
          </table:table-cell>
          <table:table-cell table:style-name="ce18" table:formula="of:=3*(([.H21]*[.I21])/(2*[.H21]+[.I21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table:style-name="ce8" office:value-type="string" calcext:value-type="string">
            <text:p>b best combo</text:p>
          </table:table-cell>
          <table:table-cell table:style-name="ce8" office:value-type="string" calcext:value-type="string">
            <text:p>svm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22]*[.H22])/([.I22]+[.H22]))" office:value-type="string" office:string-value="" calcext:value-type="error">
            <text:p>#DIV/0!</text:p>
          </table:table-cell>
          <table:table-cell table:style-name="ce18" table:formula="of:=3*(([.H22]*[.I22])/(2*[.H22]+[.I22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table:style-name="ce8" office:value-type="string" calcext:value-type="string">
            <text:p>b best combo</text:p>
          </table:table-cell>
          <table:table-cell table:style-name="ce8" office:value-type="string" calcext:value-type="string">
            <text:p>svm/um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23]*[.H23])/([.I23]+[.H23]))" office:value-type="string" office:string-value="" calcext:value-type="error">
            <text:p>#DIV/0!</text:p>
          </table:table-cell>
          <table:table-cell table:style-name="ce18" table:formula="of:=3*(([.H23]*[.I23])/(2*[.H23]+[.I23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brown, skipgram</text:p>
          </table:table-cell>
          <table:covered-table-cell table:number-columns-repeated="4" table:style-name="ce8"/>
          <table:covered-table-cell table:style-name="ce15"/>
          <table:covered-table-cell table:number-columns-repeated="4" table:style-name="ce18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rcv 125M 2560</text:p>
          </table:table-cell>
          <table:table-cell table:style-name="ce8" office:value-type="string" calcext:value-type="string">
            <text:p>d best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25]*[.H25])/([.I25]+[.H25]))" office:value-type="string" office:string-value="" calcext:value-type="error">
            <text:p>#DIV/0!</text:p>
          </table:table-cell>
          <table:table-cell table:style-name="ce18" table:formula="of:=3*(([.H25]*[.I25])/(2*[.H25]+[.I25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gha 125M 2560</text:p>
          </table:table-cell>
          <table:table-cell table:style-name="ce8" office:value-type="string" calcext:value-type="string">
            <text:p>d best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26]*[.H26])/([.I26]+[.H26]))" office:value-type="string" office:string-value="" calcext:value-type="error">
            <text:p>#DIV/0!</text:p>
          </table:table-cell>
          <table:table-cell table:style-name="ce18" table:formula="of:=3*(([.H26]*[.I26])/(2*[.H26]+[.I26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blend 64M64M 2560</text:p>
          </table:table-cell>
          <table:table-cell table:style-name="ce8" office:value-type="string" calcext:value-type="string">
            <text:p>d best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27]*[.H27])/([.I27]+[.H27]))" office:value-type="string" office:string-value="" calcext:value-type="error">
            <text:p>#DIV/0!</text:p>
          </table:table-cell>
          <table:table-cell table:style-name="ce18" table:formula="of:=3*(([.H27]*[.I27])/(2*[.H27]+[.I27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reddit 125M 2560</text:p>
          </table:table-cell>
          <table:table-cell table:style-name="ce8" office:value-type="string" calcext:value-type="string">
            <text:p>d best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28]*[.H28])/([.I28]+[.H28]))" office:value-type="string" office:string-value="" calcext:value-type="error">
            <text:p>#DIV/0!</text:p>
          </table:table-cell>
          <table:table-cell table:style-name="ce18" table:formula="of:=3*(([.H28]*[.I28])/(2*[.H28]+[.I28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and brown rcv 125M 2560</text:p>
          </table:table-cell>
          <table:table-cell table:style-name="ce8" office:value-type="string" calcext:value-type="string">
            <text:p>svm (good with continuous)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29]*[.H29])/([.I29]+[.H29]))" office:value-type="string" office:string-value="" calcext:value-type="error">
            <text:p>#DIV/0!</text:p>
          </table:table-cell>
          <table:table-cell table:style-name="ce18" table:formula="of:=3*(([.H29]*[.I29])/(2*[.H29]+[.I29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and brown gha 125M 2560</text:p>
          </table:table-cell>
          <table:table-cell table:style-name="ce8" office:value-type="string" calcext:value-type="string">
            <text:p>svm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30]*[.H30])/([.I30]+[.H30]))" office:value-type="string" office:string-value="" calcext:value-type="error">
            <text:p>#DIV/0!</text:p>
          </table:table-cell>
          <table:table-cell table:style-name="ce18" table:formula="of:=3*(([.H30]*[.I30])/(2*[.H30]+[.I30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and brown blend 64M64M 2560</text:p>
          </table:table-cell>
          <table:table-cell table:style-name="ce8" office:value-type="string" calcext:value-type="string">
            <text:p>svm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31]*[.H31])/([.I31]+[.H31]))" office:value-type="string" office:string-value="" calcext:value-type="error">
            <text:p>#DIV/0!</text:p>
          </table:table-cell>
          <table:table-cell table:style-name="ce18" table:formula="of:=3*(([.H31]*[.I31])/(2*[.H31]+[.I31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and brown reddit 125M 2560</text:p>
          </table:table-cell>
          <table:table-cell table:style-name="ce8" office:value-type="string" calcext:value-type="string">
            <text:p>svm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32]*[.H32])/([.I32]+[.H32]))" office:value-type="string" office:string-value="" calcext:value-type="error">
            <text:p>#DIV/0!</text:p>
          </table:table-cell>
          <table:table-cell table:style-name="ce18" table:formula="of:=3*(([.H32]*[.I32])/(2*[.H32]+[.I32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stanf vs. e-r</text:p>
          </table:table-cell>
          <table:covered-table-cell table:number-columns-repeated="5"/>
          <table:covered-table-cell table:number-columns-repeated="4" table:style-name="ce5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5" table:number-columns-repeated="2"/>
          <table:table-cell table:style-name="ce5" table:formula="of:=2*(([.I34]*[.H34])/([.I34]+[.H34]))" office:value-type="string" office:string-value="" calcext:value-type="error">
            <text:p>#DIV/0!</text:p>
          </table:table-cell>
          <table:table-cell table:style-name="ce5" table:formula="of:=3*(([.H34]*[.I34])/(2*[.H34]+[.I34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 (66k toks)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5" table:number-columns-repeated="2"/>
          <table:table-cell table:style-name="ce5" table:formula="of:=2*(([.I35]*[.H35])/([.I35]+[.H35]))" office:value-type="string" office:string-value="" calcext:value-type="error">
            <text:p>#DIV/0!</text:p>
          </table:table-cell>
          <table:table-cell table:style-name="ce5" table:formula="of:=3*(([.H35]*[.I35])/(2*[.H35]+[.I35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5" table:number-columns-repeated="2"/>
          <table:table-cell table:style-name="ce5" table:formula="of:=2*(([.I36]*[.H36])/([.I36]+[.H36]))" office:value-type="string" office:string-value="" calcext:value-type="error">
            <text:p>#DIV/0!</text:p>
          </table:table-cell>
          <table:table-cell table:style-name="ce5" table:formula="of:=3*(([.H36]*[.I36])/(2*[.H36]+[.I36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5" table:number-columns-repeated="2"/>
          <table:table-cell table:style-name="ce5" table:formula="of:=2*(([.I37]*[.H37])/([.I37]+[.H37]))" office:value-type="string" office:string-value="" calcext:value-type="error">
            <text:p>#DIV/0!</text:p>
          </table:table-cell>
          <table:table-cell table:style-name="ce5" table:formula="of:=3*(([.H37]*[.I37])/(2*[.H37]+[.I37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rcv training curve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5804" calcext:value-type="percentage">
            <text:p>58.04%</text:p>
          </table:table-cell>
          <table:table-cell table:style-name="ce5" office:value-type="percentage" office:value="0.557" calcext:value-type="percentage">
            <text:p>55.70%</text:p>
          </table:table-cell>
          <table:table-cell table:style-name="ce5" table:formula="of:=2*(([.I39]*[.H39])/([.I39]+[.H39]))" office:value-type="percentage" office:value="0.56845929312467" calcext:value-type="percentage">
            <text:p>56.85%</text:p>
          </table:table-cell>
          <table:table-cell table:style-name="ce20" table:formula="of:=3*(([.H39]*[.I39])/(2*[.H39]+[.I39]))" office:value-type="float" office:value="0.56458749563395" calcext:value-type="float">
            <text:p>0.5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408" calcext:value-type="percentage">
            <text:p>64.08%</text:p>
          </table:table-cell>
          <table:table-cell table:style-name="ce5" office:value-type="percentage" office:value="0.6107" calcext:value-type="percentage">
            <text:p>61.07%</text:p>
          </table:table-cell>
          <table:table-cell table:style-name="ce5" table:formula="of:=2*(([.I40]*[.H40])/([.I40]+[.H40]))" office:value-type="percentage" office:value="0.625388030363564" calcext:value-type="percentage">
            <text:p>62.54%</text:p>
          </table:table-cell>
          <table:table-cell table:style-name="ce20" table:formula="of:=3*(([.H40]*[.I40])/(2*[.H40]+[.I40]))" office:value-type="float" office:value="0.620414141520901" calcext:value-type="float">
            <text:p>0.6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67" calcext:value-type="percentage">
            <text:p>67.67%</text:p>
          </table:table-cell>
          <table:table-cell table:style-name="ce5" office:value-type="percentage" office:value="0.604" calcext:value-type="percentage">
            <text:p>60.40%</text:p>
          </table:table-cell>
          <table:table-cell table:style-name="ce5" table:formula="of:=2*(([.I41]*[.H41])/([.I41]+[.H41]))" office:value-type="percentage" office:value="0.638286562036386" calcext:value-type="percentage">
            <text:p>63.83%</text:p>
          </table:table-cell>
          <table:table-cell table:style-name="ce20" table:formula="of:=3*(([.H41]*[.I41])/(2*[.H41]+[.I41]))" office:value-type="float" office:value="0.626433227751098" calcext:value-type="float">
            <text:p>0.6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8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88" calcext:value-type="percentage">
            <text:p>67.88%</text:p>
          </table:table-cell>
          <table:table-cell table:style-name="ce5" office:value-type="percentage" office:value="0.6242" calcext:value-type="percentage">
            <text:p>62.42%</text:p>
          </table:table-cell>
          <table:table-cell table:style-name="ce5" table:formula="of:=2*(([.I42]*[.H42])/([.I42]+[.H42]))" office:value-type="percentage" office:value="0.650356039907905" calcext:value-type="percentage">
            <text:p>65.04%</text:p>
          </table:table-cell>
          <table:table-cell table:style-name="ce20" table:formula="of:=3*(([.H42]*[.I42])/(2*[.H42]+[.I42]))" office:value-type="float" office:value="0.641397154102331" calcext:value-type="float">
            <text:p>0.6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496" calcext:value-type="percentage">
            <text:p>64.96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43]*[.H43])/([.I43]+[.H43]))" office:value-type="percentage" office:value="0.622353163846339" calcext:value-type="percentage">
            <text:p>62.24%</text:p>
          </table:table-cell>
          <table:table-cell table:style-name="ce20" table:formula="of:=3*(([.H43]*[.I43])/(2*[.H43]+[.I43]))" office:value-type="float" office:value="0.613771811231216" calcext:value-type="float">
            <text:p>0.6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565" calcext:value-type="percentage">
            <text:p>65.65%</text:p>
          </table:table-cell>
          <table:table-cell table:style-name="ce5" office:value-type="percentage" office:value="0.5772" calcext:value-type="percentage">
            <text:p>57.72%</text:p>
          </table:table-cell>
          <table:table-cell table:style-name="ce5" table:formula="of:=2*(([.I44]*[.H44])/([.I44]+[.H44]))" office:value-type="percentage" office:value="0.614301369863014" calcext:value-type="percentage">
            <text:p>61.43%</text:p>
          </table:table-cell>
          <table:table-cell table:style-name="ce20" table:formula="of:=3*(([.H44]*[.I44])/(2*[.H44]+[.I44]))" office:value-type="float" office:value="0.601415405777167" calcext:value-type="float">
            <text:p>0.6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589" calcext:value-type="percentage">
            <text:p>65.89%</text:p>
          </table:table-cell>
          <table:table-cell table:style-name="ce5" office:value-type="percentage" office:value="0.5705" calcext:value-type="percentage">
            <text:p>57.05%</text:p>
          </table:table-cell>
          <table:table-cell table:style-name="ce5" table:formula="of:=2*(([.I45]*[.H45])/([.I45]+[.H45]))" office:value-type="percentage" office:value="0.611521799251667" calcext:value-type="percentage">
            <text:p>61.15%</text:p>
          </table:table-cell>
          <table:table-cell table:style-name="ce20" table:formula="of:=3*(([.H45]*[.I45])/(2*[.H45]+[.I45]))" office:value-type="float" office:value="0.597207726526505" calcext:value-type="float">
            <text:p>0.5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829" calcext:value-type="percentage">
            <text:p>68.29%</text:p>
          </table:table-cell>
          <table:table-cell table:style-name="ce5" office:value-type="percentage" office:value="0.5638" calcext:value-type="percentage">
            <text:p>56.38%</text:p>
          </table:table-cell>
          <table:table-cell table:style-name="ce5" table:formula="of:=2*(([.I46]*[.H46])/([.I46]+[.H46]))" office:value-type="percentage" office:value="0.617661057190984" calcext:value-type="percentage">
            <text:p>61.77%</text:p>
          </table:table-cell>
          <table:table-cell table:style-name="ce20" table:formula="of:=3*(([.H46]*[.I46])/(2*[.H46]+[.I46]))" office:value-type="float" office:value="0.598599222636816" calcext:value-type="float">
            <text:p>0.5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5" calcext:value-type="percentage">
            <text:p>67.50%</text:p>
          </table:table-cell>
          <table:table-cell table:style-name="ce5" office:value-type="percentage" office:value="0.5436" calcext:value-type="percentage">
            <text:p>54.36%</text:p>
          </table:table-cell>
          <table:table-cell table:style-name="ce5" table:formula="of:=2*(([.I47]*[.H47])/([.I47]+[.H47]))" office:value-type="percentage" office:value="0.602215657311669" calcext:value-type="percentage">
            <text:p>60.22%</text:p>
          </table:table-cell>
          <table:table-cell table:style-name="ce20" table:formula="of:=3*(([.H47]*[.I47])/(2*[.H47]+[.I47]))" office:value-type="float" office:value="0.581321292775665" calcext:value-type="float">
            <text:p>0.581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9" office:value-type="string" calcext:value-type="string">
            <text:p>200k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blend 64M64M 3000</text:p>
          </table:table-cell>
          <table:table-cell table:style-name="ce9" table:number-columns-repeated="2"/>
          <table:table-cell table:style-name="ce2" office:value-type="string" calcext:value-type="string">
            <text:p>y</text:p>
          </table:table-cell>
          <table:table-cell table:style-name="ce19" office:value-type="percentage" office:value="0.686" calcext:value-type="percentage">
            <text:p>68.60%</text:p>
          </table:table-cell>
          <table:table-cell table:style-name="ce19" office:value-type="percentage" office:value="0.557" calcext:value-type="percentage">
            <text:p>55.70%</text:p>
          </table:table-cell>
          <table:table-cell table:style-name="ce19" table:formula="of:=2*(([.I48]*[.H48])/([.I48]+[.H48]))" office:value-type="percentage" office:value="0.614806114239743" calcext:value-type="percentage">
            <text:p>61.48%</text:p>
          </table:table-cell>
          <table:table-cell table:style-name="ce21" table:formula="of:=3*(([.H48]*[.I48])/(2*[.H48]+[.I48]))" office:value-type="float" office:value="0.594248833592535" calcext:value-type="float">
            <text:p>0.5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c2=0.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/>
          <table:table-cell office:value-type="string" calcext:value-type="string">
            <text:p>c2 regular'n penalty 0.1</text:p>
          </table:table-cell>
          <table:table-cell office:value-type="string" calcext:value-type="string">
            <text:p>y</text:p>
          </table:table-cell>
          <table:table-cell table:style-name="ce5" office:value-type="percentage" office:value="0.6765" calcext:value-type="percentage">
            <text:p>67.65%</text:p>
          </table:table-cell>
          <table:table-cell table:style-name="ce5" office:value-type="percentage" office:value="0.6174" calcext:value-type="percentage">
            <text:p>61.74%</text:p>
          </table:table-cell>
          <table:table-cell table:style-name="ce5" table:formula="of:=2*(([.I49]*[.H49])/([.I49]+[.H49]))" office:value-type="percentage" office:value="0.645600278228611" calcext:value-type="percentage">
            <text:p>64.56%</text:p>
          </table:table-cell>
          <table:table-cell table:style-name="ce20" table:formula="of:=3*(([.H49]*[.I49])/(2*[.H49]+[.I49]))" office:value-type="float" office:value="0.635918239951279" calcext:value-type="float">
            <text:p>0.6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c2=0.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/>
          <table:table-cell office:value-type="string" calcext:value-type="string">
            <text:p>c2 regular'n penalty 0.1</text:p>
          </table:table-cell>
          <table:table-cell office:value-type="string" calcext:value-type="string">
            <text:p>y</text:p>
          </table:table-cell>
          <table:table-cell table:style-name="ce5" office:value-type="percentage" office:value="0.6569" calcext:value-type="percentage">
            <text:p>65.69%</text:p>
          </table:table-cell>
          <table:table-cell table:style-name="ce5" office:value-type="percentage" office:value="0.604" calcext:value-type="percentage">
            <text:p>60.40%</text:p>
          </table:table-cell>
          <table:table-cell table:style-name="ce5" table:formula="of:=2*(([.I50]*[.H50])/([.I50]+[.H50]))" office:value-type="percentage" office:value="0.629340312475216" calcext:value-type="percentage">
            <text:p>62.93%</text:p>
          </table:table-cell>
          <table:table-cell table:style-name="ce20" table:formula="of:=3*(([.H50]*[.I50])/(2*[.H50]+[.I50]))" office:value-type="float" office:value="0.620660548545208" calcext:value-type="float">
            <text:p>0.6207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blended training curve</text:p>
          </table:table-cell>
          <table:covered-table-cell table:number-columns-repeated="8"/>
          <table:covered-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78" calcext:value-type="percentage">
            <text:p>67.78%</text:p>
          </table:table-cell>
          <table:table-cell table:style-name="ce5" office:value-type="percentage" office:value="0.4094" calcext:value-type="percentage">
            <text:p>40.94%</text:p>
          </table:table-cell>
          <table:table-cell table:style-name="ce5" table:formula="of:=2*(([.I52]*[.H52])/([.I52]+[.H52]))" office:value-type="percentage" office:value="0.510469683590876" calcext:value-type="percentage">
            <text:p>51.05%</text:p>
          </table:table-cell>
          <table:table-cell table:style-name="ce20" table:formula="of:=3*(([.H52]*[.I52])/(2*[.H52]+[.I52]))" office:value-type="float" office:value="0.471656634560907" calcext:value-type="float">
            <text:p>0.4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143" calcext:value-type="percentage">
            <text:p>71.43%</text:p>
          </table:table-cell>
          <table:table-cell table:style-name="ce5" office:value-type="percentage" office:value="0.4698" calcext:value-type="percentage">
            <text:p>46.98%</text:p>
          </table:table-cell>
          <table:table-cell table:style-name="ce5" table:formula="of:=2*(([.I53]*[.H53])/([.I53]+[.H53]))" office:value-type="percentage" office:value="0.56680709399544" calcext:value-type="percentage">
            <text:p>56.68%</text:p>
          </table:table-cell>
          <table:table-cell table:style-name="ce20" table:formula="of:=3*(([.H53]*[.I53])/(2*[.H53]+[.I53]))" office:value-type="float" office:value="0.530306795195954" calcext:value-type="float">
            <text:p>0.5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59" calcext:value-type="percentage">
            <text:p>70.59%</text:p>
          </table:table-cell>
          <table:table-cell table:style-name="ce5" office:value-type="percentage" office:value="0.4832" calcext:value-type="percentage">
            <text:p>48.32%</text:p>
          </table:table-cell>
          <table:table-cell table:style-name="ce5" table:formula="of:=2*(([.I54]*[.H54])/([.I54]+[.H54]))" office:value-type="percentage" office:value="0.573695870826676" calcext:value-type="percentage">
            <text:p>57.37%</text:p>
          </table:table-cell>
          <table:table-cell table:style-name="ce20" table:formula="of:=3*(([.H54]*[.I54])/(2*[.H54]+[.I54]))" office:value-type="float" office:value="0.539985562005277" calcext:value-type="float">
            <text:p>0.5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8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19" calcext:value-type="percentage">
            <text:p>70.19%</text:p>
          </table:table-cell>
          <table:table-cell table:style-name="ce5" office:value-type="percentage" office:value="0.4899" calcext:value-type="percentage">
            <text:p>48.99%</text:p>
          </table:table-cell>
          <table:table-cell table:style-name="ce5" table:formula="of:=2*(([.I55]*[.H55])/([.I55]+[.H55]))" office:value-type="percentage" office:value="0.577044487330089" calcext:value-type="percentage">
            <text:p>57.70%</text:p>
          </table:table-cell>
          <table:table-cell table:style-name="ce20" table:formula="of:=3*(([.H55]*[.I55])/(2*[.H55]+[.I55]))" office:value-type="float" office:value="0.544744378729471" calcext:value-type="float">
            <text:p>0.5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37" calcext:value-type="percentage">
            <text:p>70.37%</text:p>
          </table:table-cell>
          <table:table-cell table:style-name="ce5" office:value-type="percentage" office:value="0.5101" calcext:value-type="percentage">
            <text:p>51.01%</text:p>
          </table:table-cell>
          <table:table-cell table:style-name="ce5" table:formula="of:=2*(([.I56]*[.H56])/([.I56]+[.H56]))" office:value-type="percentage" office:value="0.591460487724502" calcext:value-type="percentage">
            <text:p>59.15%</text:p>
          </table:table-cell>
          <table:table-cell table:style-name="ce20" table:formula="of:=3*(([.H56]*[.I56])/(2*[.H56]+[.I56]))" office:value-type="float" office:value="0.561602143415906" calcext:value-type="float">
            <text:p>0.5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115" calcext:value-type="percentage">
            <text:p>71.15%</text:p>
          </table:table-cell>
          <table:table-cell table:style-name="ce5" office:value-type="percentage" office:value="0.4966" calcext:value-type="percentage">
            <text:p>49.66%</text:p>
          </table:table-cell>
          <table:table-cell table:style-name="ce5" table:formula="of:=2*(([.I57]*[.H57])/([.I57]+[.H57]))" office:value-type="percentage" office:value="0.584936511878156" calcext:value-type="percentage">
            <text:p>58.49%</text:p>
          </table:table-cell>
          <table:table-cell table:style-name="ce20" table:formula="of:=3*(([.H57]*[.I57])/(2*[.H57]+[.I57]))" office:value-type="float" office:value="0.552194571785789" calcext:value-type="float">
            <text:p>0.5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3" calcext:value-type="percentage">
            <text:p>70.30%</text:p>
          </table:table-cell>
          <table:table-cell table:style-name="ce5" office:value-type="percentage" office:value="0.4765" calcext:value-type="percentage">
            <text:p>47.65%</text:p>
          </table:table-cell>
          <table:table-cell table:style-name="ce5" table:formula="of:=2*(([.I58]*[.H58])/([.I58]+[.H58]))" office:value-type="percentage" office:value="0.568002543450615" calcext:value-type="percentage">
            <text:p>56.80%</text:p>
          </table:table-cell>
          <table:table-cell table:style-name="ce20" table:formula="of:=3*(([.H58]*[.I58])/(2*[.H58]+[.I58]))" office:value-type="float" office:value="0.53383187250996" calcext:value-type="float">
            <text:p>0.5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9" calcext:value-type="percentage">
            <text:p>69.00%</text:p>
          </table:table-cell>
          <table:table-cell table:style-name="ce5" office:value-type="percentage" office:value="0.4631" calcext:value-type="percentage">
            <text:p>46.31%</text:p>
          </table:table-cell>
          <table:table-cell table:style-name="ce5" table:formula="of:=2*(([.I59]*[.H59])/([.I59]+[.H59]))" office:value-type="percentage" office:value="0.554225999479663" calcext:value-type="percentage">
            <text:p>55.42%</text:p>
          </table:table-cell>
          <table:table-cell table:style-name="ce20" table:formula="of:=3*(([.H59]*[.I59])/(2*[.H59]+[.I59]))" office:value-type="float" office:value="0.520111225652433" calcext:value-type="float">
            <text:p>0.5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48" calcext:value-type="percentage">
            <text:p>70.48%</text:p>
          </table:table-cell>
          <table:table-cell table:style-name="ce5" office:value-type="percentage" office:value="0.4966" calcext:value-type="percentage">
            <text:p>49.66%</text:p>
          </table:table-cell>
          <table:table-cell table:style-name="ce5" table:formula="of:=2*(([.I60]*[.H60])/([.I60]+[.H60]))" office:value-type="percentage" office:value="0.582659697020143" calcext:value-type="percentage">
            <text:p>58.27%</text:p>
          </table:table-cell>
          <table:table-cell table:style-name="ce20" table:formula="of:=3*(([.H60]*[.I60])/(2*[.H60]+[.I60]))" office:value-type="float" office:value="0.550839911866541" calcext:value-type="float">
            <text:p>0.5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31" calcext:value-type="percentage">
            <text:p>67.31%</text:p>
          </table:table-cell>
          <table:table-cell table:style-name="ce5" office:value-type="percentage" office:value="0.4698" calcext:value-type="percentage">
            <text:p>46.98%</text:p>
          </table:table-cell>
          <table:table-cell table:style-name="ce5" table:formula="of:=2*(([.I61]*[.H61])/([.I61]+[.H61]))" office:value-type="percentage" office:value="0.553368413684487" calcext:value-type="percentage">
            <text:p>55.34%</text:p>
          </table:table-cell>
          <table:table-cell table:style-name="ce20" table:formula="of:=3*(([.H61]*[.I61])/(2*[.H61]+[.I61]))" office:value-type="float" office:value="0.522393799559471" calcext:value-type="float">
            <text:p>0.522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rcv training curve, rcv clusters</text:p>
          </table:table-cell>
          <table:covered-table-cell table:number-columns-repeated="8"/>
          <table:covered-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r-rcv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19" calcext:value-type="percentage">
            <text:p>61.90%</text:p>
          </table:table-cell>
          <table:table-cell table:style-name="ce5" office:value-type="percentage" office:value="0.6107" calcext:value-type="percentage">
            <text:p>61.07%</text:p>
          </table:table-cell>
          <table:table-cell table:style-name="ce5" table:formula="of:=2*(([.I63]*[.H63])/([.I63]+[.H63]))" office:value-type="percentage" office:value="0.614821989103033" calcext:value-type="percentage">
            <text:p>61.48%</text:p>
          </table:table-cell>
          <table:table-cell table:style-name="ce20" table:formula="of:=3*(([.H63]*[.I63])/(2*[.H63]+[.I63]))" office:value-type="float" office:value="0.613441823984422" calcext:value-type="float">
            <text:p>0.6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2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403" calcext:value-type="percentage">
            <text:p>64.03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64]*[.H64])/([.I64]+[.H64]))" office:value-type="percentage" office:value="0.618052989657401" calcext:value-type="percentage">
            <text:p>61.81%</text:p>
          </table:table-cell>
          <table:table-cell table:style-name="ce20" table:formula="of:=3*(([.H64]*[.I64])/(2*[.H64]+[.I64]))" office:value-type="float" office:value="0.610976926353906" calcext:value-type="float">
            <text:p>0.6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3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471" calcext:value-type="percentage">
            <text:p>64.71%</text:p>
          </table:table-cell>
          <table:table-cell table:style-name="ce5" office:value-type="percentage" office:value="0.5906" calcext:value-type="percentage">
            <text:p>59.06%</text:p>
          </table:table-cell>
          <table:table-cell table:style-name="ce5" table:formula="of:=2*(([.I65]*[.H65])/([.I65]+[.H65]))" office:value-type="percentage" office:value="0.617560410438717" calcext:value-type="percentage">
            <text:p>61.76%</text:p>
          </table:table-cell>
          <table:table-cell table:style-name="ce20" table:formula="of:=3*(([.H65]*[.I65])/(2*[.H65]+[.I65]))" office:value-type="float" office:value="0.608304212648557" calcext:value-type="float">
            <text:p>0.6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4</text:p>
          </table:table-cell>
          <table:table-cell office:value-type="string" calcext:value-type="string">
            <text:p>8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5" calcext:value-type="percentage">
            <text:p>62.50%</text:p>
          </table:table-cell>
          <table:table-cell table:style-name="ce5" office:value-type="percentage" office:value="0.604" calcext:value-type="percentage">
            <text:p>60.40%</text:p>
          </table:table-cell>
          <table:table-cell table:style-name="ce5" table:formula="of:=2*(([.I66]*[.H66])/([.I66]+[.H66]))" office:value-type="percentage" office:value="0.614320585842148" calcext:value-type="percentage">
            <text:p>61.43%</text:p>
          </table:table-cell>
          <table:table-cell table:style-name="ce20" table:formula="of:=3*(([.H66]*[.I66])/(2*[.H66]+[.I66]))" office:value-type="float" office:value="0.61084142394822" calcext:value-type="float">
            <text:p>0.6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312" calcext:value-type="percentage">
            <text:p>63.12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67]*[.H67])/([.I67]+[.H67]))" office:value-type="percentage" office:value="0.613782271062271" calcext:value-type="percentage">
            <text:p>61.38%</text:p>
          </table:table-cell>
          <table:table-cell table:style-name="ce20" table:formula="of:=3*(([.H67]*[.I67])/(2*[.H67]+[.I67]))" office:value-type="float" office:value="0.608188030327472" calcext:value-type="float">
            <text:p>0.6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6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32" calcext:value-type="percentage">
            <text:p>62.32%</text:p>
          </table:table-cell>
          <table:table-cell table:style-name="ce5" office:value-type="percentage" office:value="0.5772" calcext:value-type="percentage">
            <text:p>57.72%</text:p>
          </table:table-cell>
          <table:table-cell table:style-name="ce5" table:formula="of:=2*(([.I68]*[.H68])/([.I68]+[.H68]))" office:value-type="percentage" office:value="0.599318627124292" calcext:value-type="percentage">
            <text:p>59.93%</text:p>
          </table:table-cell>
          <table:table-cell table:style-name="ce20" table:formula="of:=3*(([.H68]*[.I68])/(2*[.H68]+[.I68]))" office:value-type="float" office:value="0.591759771879798" calcext:value-type="float">
            <text:p>0.5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7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111" calcext:value-type="percentage">
            <text:p>61.11%</text:p>
          </table:table-cell>
          <table:table-cell table:style-name="ce5" office:value-type="percentage" office:value="0.5906" calcext:value-type="percentage">
            <text:p>59.06%</text:p>
          </table:table-cell>
          <table:table-cell table:style-name="ce5" table:formula="of:=2*(([.I69]*[.H69])/([.I69]+[.H69]))" office:value-type="percentage" office:value="0.600675143546642" calcext:value-type="percentage">
            <text:p>60.07%</text:p>
          </table:table-cell>
          <table:table-cell table:style-name="ce20" table:formula="of:=3*(([.H69]*[.I69])/(2*[.H69]+[.I69]))" office:value-type="float" office:value="0.597278784201236" calcext:value-type="float">
            <text:p>0.5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8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14" calcext:value-type="percentage">
            <text:p>62.14%</text:p>
          </table:table-cell>
          <table:table-cell table:style-name="ce5" office:value-type="percentage" office:value="0.5839" calcext:value-type="percentage">
            <text:p>58.39%</text:p>
          </table:table-cell>
          <table:table-cell table:style-name="ce5" table:formula="of:=2*(([.I70]*[.H70])/([.I70]+[.H70]))" office:value-type="percentage" office:value="0.602066639011035" calcext:value-type="percentage">
            <text:p>60.21%</text:p>
          </table:table-cell>
          <table:table-cell table:style-name="ce20" table:formula="of:=3*(([.H70]*[.I70])/(2*[.H70]+[.I70]))" office:value-type="float" office:value="0.595886779438331" calcext:value-type="float">
            <text:p>0.5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9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377" calcext:value-type="percentage">
            <text:p>63.77%</text:p>
          </table:table-cell>
          <table:table-cell table:style-name="ce5" office:value-type="percentage" office:value="0.5906" calcext:value-type="percentage">
            <text:p>59.06%</text:p>
          </table:table-cell>
          <table:table-cell table:style-name="ce5" table:formula="of:=2*(([.I71]*[.H71])/([.I71]+[.H71]))" office:value-type="percentage" office:value="0.613246959211919" calcext:value-type="percentage">
            <text:p>61.32%</text:p>
          </table:table-cell>
          <table:table-cell table:style-name="ce20" table:formula="of:=3*(([.H71]*[.I71])/(2*[.H71]+[.I71]))" office:value-type="float" office:value="0.605507427652733" calcext:value-type="float">
            <text:p>0.6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1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14" calcext:value-type="percentage">
            <text:p>62.14%</text:p>
          </table:table-cell>
          <table:table-cell table:style-name="ce5" office:value-type="percentage" office:value="0.5839" calcext:value-type="percentage">
            <text:p>58.39%</text:p>
          </table:table-cell>
          <table:table-cell table:style-name="ce5" table:formula="of:=2*(([.I72]*[.H72])/([.I72]+[.H72]))" office:value-type="percentage" office:value="0.602066639011035" calcext:value-type="percentage">
            <text:p>60.21%</text:p>
          </table:table-cell>
          <table:table-cell table:style-name="ce20" table:formula="of:=3*(([.H72]*[.I72])/(2*[.H72]+[.I72]))" office:value-type="float" office:value="0.595886779438331" calcext:value-type="float">
            <text:p>0.5959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tan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wire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397" calcext:value-type="percentage">
            <text:p>63.97%</text:p>
          </table:table-cell>
          <table:table-cell table:style-name="ce5" office:value-type="percentage" office:value="0.5839" calcext:value-type="percentage">
            <text:p>58.39%</text:p>
          </table:table-cell>
          <table:table-cell table:style-name="ce5" table:formula="of:=2*(([.I74]*[.H74])/([.I74]+[.H74]))" office:value-type="percentage" office:value="0.610527672441974" calcext:value-type="percentage">
            <text:p>61.05%</text:p>
          </table:table-cell>
          <table:table-cell table:style-name="ce20" table:formula="of:=3*(([.H74]*[.I74])/(2*[.H74]+[.I74]))" office:value-type="float" office:value="0.601385976493318" calcext:value-type="float">
            <text:p>0.6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nd</text:p>
          </table:table-cell>
          <table:table-cell table:number-columns-repeated="2" table:style-name="ce10" office:value-type="string" calcext:value-type="string">
            <text:p>equal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77" calcext:value-type="percentage">
            <text:p>67.77%</text:p>
          </table:table-cell>
          <table:table-cell table:style-name="ce5" office:value-type="percentage" office:value="0.5503" calcext:value-type="percentage">
            <text:p>55.03%</text:p>
          </table:table-cell>
          <table:table-cell table:style-name="ce5" table:formula="of:=2*(([.I75]*[.H75])/([.I75]+[.H75]))" office:value-type="percentage" office:value="0.607391384364821" calcext:value-type="percentage">
            <text:p>60.74%</text:p>
          </table:table-cell>
          <table:table-cell table:style-name="ce20" table:formula="of:=3*(([.H75]*[.I75])/(2*[.H75]+[.I75]))" office:value-type="float" office:value="0.587088697066695" calcext:value-type="float">
            <text:p>0.5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tte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float" office:value="66" calcext:value-type="float">
            <text:p>66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522" calcext:value-type="percentage">
            <text:p>65.22%</text:p>
          </table:table-cell>
          <table:table-cell table:style-name="ce5" office:value-type="percentage" office:value="0.302" calcext:value-type="percentage">
            <text:p>30.20%</text:p>
          </table:table-cell>
          <table:table-cell table:style-name="ce5" table:formula="of:=2*(([.I76]*[.H76])/([.I76]+[.H76]))" office:value-type="percentage" office:value="0.412836721861245" calcext:value-type="percentage">
            <text:p>41.28%</text:p>
          </table:table-cell>
          <table:table-cell table:style-name="ce20" table:formula="of:=3*(([.H76]*[.I76])/(2*[.H76]+[.I76]))" office:value-type="float" office:value="0.367836902390438" calcext:value-type="float">
            <text:p>0.3678</text:p>
          </table:table-cell>
          <table:table-cell table:number-columns-repeated="2"/>
        </table:table-row>
        <table:table-row table:style-name="ro1" table:number-rows-repeated="1048499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/00/0000</text:date>, <text:time style:data-style-name="N2" text:time-value="23:04:50.192551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 Derczynski</meta:initial-creator>
    <meta:creation-date>2015-11-12T17:53:30.092559767</meta:creation-date>
    <dc:date>2016-03-21T23:14:50.385847852</dc:date>
    <dc:creator>leon </dc:creator>
    <meta:editing-duration>P1DT2H17M57S</meta:editing-duration>
    <meta:editing-cycles>26</meta:editing-cycles>
    <meta:generator>LibreOffice/5.0.5.2$Linux_X86_64 LibreOffice_project/00m0$Build-2</meta:generator>
    <meta:document-statistic meta:table-count="1" meta:cell-count="5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3">
      <style:chart-properties chart:display-label="true" chart:logarithmic="false" chart:minimum="0.45" chart:maximum="0.6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806cm" svg:height="11.503cm" xlink:href=".." xlink:type="simple" chart:class="chart:line" chart:style-name="ch1">
        <chart:legend chart:legend-position="end" svg:x="28.874cm" svg:y="4.954cm" style:legend-expansion="high" chart:style-name="ch2"/>
        <chart:plot-area chart:style-name="ch3" table:cell-range-address="Sheet1.K38:Sheet1.K47 Sheet1.K51:Sheet1.K60 Sheet1.K62:Sheet1.K71" chart:data-source-has-labels="row" svg:x="1.647cm" svg:y="0.23cm" svg:width="26.591cm" svg:height="10.062cm">
          <chartooo:coordinate-region svg:x="2.93cm" svg:y="0.23cm" svg:width="25.121cm" svg:height="9.415cm"/>
          <chart:axis chart:dimension="x" chart:name="primary-x" chart:style-name="ch4">
            <chart:title svg:x="12.067cm" svg:y="10.522cm" chart:style-name="ch5">
              <text:p>Proportion of RCV data used (in tenths)</text:p>
            </chart:title>
          </chart:axis>
          <chart:axis chart:dimension="y" chart:name="primary-y" chart:style-name="ch6">
            <chart:title svg:x="0.451cm" svg:y="5.503cm" chart:style-name="ch7">
              <text:p>F2</text:p>
            </chart:title>
            <chart:grid chart:style-name="ch8" chart:class="major"/>
          </chart:axis>
          <chart:series chart:style-name="ch9" chart:values-cell-range-address="Sheet1.K38:Sheet1.K47" loext:label-string="rcv" chart:class="chart:line">
            <chart:data-point chart:repeated="10"/>
          </chart:series>
          <chart:series chart:style-name="ch10" chart:values-cell-range-address="Sheet1.K51:Sheet1.K60" loext:label-string="rcv_twitter" chart:class="chart:line">
            <chart:data-point chart:repeated="10"/>
          </chart:series>
          <chart:series chart:style-name="ch11" chart:values-cell-range-address="Sheet1.K62:Sheet1.K71" loext:label-string="rcv_rcv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cv</text:p>
              </table:table-cell>
              <table:table-cell office:value-type="string">
                <text:p>rcv_twitter</text:p>
              </table:table-cell>
              <table:table-cell office:value-type="string">
                <text:p>rcv_rc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K38:Sheet1.K47</svg:desc>
                </draw:g>
              </table:table-cell>
              <table:table-cell office:value-type="float" office:value="NaN">
                <text:p>NaN</text:p>
                <draw:g>
                  <svg:desc>Sheet1.K51:Sheet1.K60</svg:desc>
                </draw:g>
              </table:table-cell>
              <table:table-cell office:value-type="float" office:value="NaN">
                <text:p>NaN</text:p>
                <draw:g>
                  <svg:desc>Sheet1.K62:Sheet1.K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6458749563395">
                <text:p>0.56458749563395</text:p>
              </table:table-cell>
              <table:table-cell office:value-type="float" office:value="0.471656634560907">
                <text:p>0.471656634560907</text:p>
              </table:table-cell>
              <table:table-cell office:value-type="float" office:value="0.613441823984422">
                <text:p>0.6134418239844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0414141520901">
                <text:p>0.620414141520901</text:p>
              </table:table-cell>
              <table:table-cell office:value-type="float" office:value="0.530306795195954">
                <text:p>0.530306795195954</text:p>
              </table:table-cell>
              <table:table-cell office:value-type="float" office:value="0.610976926353906">
                <text:p>0.6109769263539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433227751098">
                <text:p>0.626433227751098</text:p>
              </table:table-cell>
              <table:table-cell office:value-type="float" office:value="0.539985562005277">
                <text:p>0.539985562005277</text:p>
              </table:table-cell>
              <table:table-cell office:value-type="float" office:value="0.608304212648557">
                <text:p>0.608304212648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1397154102331">
                <text:p>0.641397154102331</text:p>
              </table:table-cell>
              <table:table-cell office:value-type="float" office:value="0.544744378729471">
                <text:p>0.544744378729471</text:p>
              </table:table-cell>
              <table:table-cell office:value-type="float" office:value="0.61084142394822">
                <text:p>0.61084142394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3771811231216">
                <text:p>0.613771811231216</text:p>
              </table:table-cell>
              <table:table-cell office:value-type="float" office:value="0.561602143415906">
                <text:p>0.561602143415906</text:p>
              </table:table-cell>
              <table:table-cell office:value-type="float" office:value="0.608188030327472">
                <text:p>0.608188030327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1415405777167">
                <text:p>0.601415405777167</text:p>
              </table:table-cell>
              <table:table-cell office:value-type="float" office:value="0.552194571785789">
                <text:p>0.552194571785789</text:p>
              </table:table-cell>
              <table:table-cell office:value-type="float" office:value="0.591759771879798">
                <text:p>0.5917597718797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7207726526505">
                <text:p>0.597207726526505</text:p>
              </table:table-cell>
              <table:table-cell office:value-type="float" office:value="0.53383187250996">
                <text:p>0.53383187250996</text:p>
              </table:table-cell>
              <table:table-cell office:value-type="float" office:value="0.597278784201236">
                <text:p>0.597278784201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8599222636816">
                <text:p>0.598599222636816</text:p>
              </table:table-cell>
              <table:table-cell office:value-type="float" office:value="0.520111225652433">
                <text:p>0.520111225652433</text:p>
              </table:table-cell>
              <table:table-cell office:value-type="float" office:value="0.595886779438331">
                <text:p>0.5958867794383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1321292775665">
                <text:p>0.581321292775665</text:p>
              </table:table-cell>
              <table:table-cell office:value-type="float" office:value="0.550839911866541">
                <text:p>0.550839911866541</text:p>
              </table:table-cell>
              <table:table-cell office:value-type="float" office:value="0.605507427652733">
                <text:p>0.6055074276527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